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modern" style:font-pitch="fixed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Linguagem Audiovisual II, do professor Gilberto Jose Pires de Assis Brasil.</text:p>
      <text:p text:style-name="Standard"/>
      <text:p text:style-name="Standard">Tarefa: Exercício 5 - EFICIENTE x CRIATIVO</text:p>
      <text:p text:style-name="Standard">Decupagens:</text:p>
      <text:p text:style-name="Standard">(1) PM FRONTAL, Interior, noite. Num vagão de trem urbano quase vazio, uma mulher jovem, sozinha sentada ao fundo em um banco lateral, com fones de ouvido e máscara facial, o quadro está fixo com ela centralizada e a janela ao fundo mostrando a paisagem mudando rapidamente até um solavanco e o trem para.</text:p>
      <text:p text:style-name="Standard"/>
      <text:p text:style-name="Standard">(2) PLANO DE PEITO, da porta do trem que abre lentamente e um homem apressado, sem máscara, entra cambaleando, ele se equilibra no pega-mão, um travelling o acompanha indo no banco da frente de forma rude, de costas para a mulher, o homem se deita no banco, desaparecendo por trás do encosto</text:p>
      <text:p text:style-name="Standard"/>
      <text:p text:style-name="Standard">(3) PM LAT, ela acompanha a movimentação com a cabeça, atenta. O trem parte, a mulher abaixa o olhar e sua expressão se torna assustada, ela rapidamente tira os fones de ouvido, a câmera avança em um travelling a tirando de quadro, quando seu banco é ultrapassado gotas frescas de um líquido negro no chão se tornam visíveis, indo da porta até os pés do homem, a mulher entra em quadro de costas levemente arqueada, ela se vira na direção da porta ela olha para a frente do vagão ao mesmo tempo que se abaixa para analisar o líquido (corte no movimento)</text:p>
      <text:p text:style-name="Standard"/>
      <text:p text:style-name="Standard">(4) PF, vemos o encosto do banco, o topo da cabeça do homem e seus pés saindo para fora da estrutura, o quadro permanece inalterado por alguns segundos até ele se movimentar de forma brusca, mas apenas se movimentar desconfortavelmente no</text:p>
      <text:p text:style-name="Standard">banco e respirar pesado</text:p>
      <text:p text:style-name="Standard"/>
      <text:p text:style-name="Standard"/>
      <text:p text:style-name="Standard">(5) PF PLONGÉE, a mulher abaixada olha as gotas, ela busca equilíbrio e toca no pega mão, mas logo o solta ao ver o mesmo líquido pingando nele e agora poucas gotas em sua mão. Trêmula a mulher não consegue ter reação e de repente, ela leva um susto com o alto-falante que anuncia: "Próxima parada, São Leopoldo".</text:p>
      <text:p text:style-name="Standard"><text:soft-page-break/><text:span text:style-name="T1">Eu escolhi a decupagem 2 quando o homem entra no trem eu gostei <text:s/>por que é momento que entra novo personagem <text:s/>na historia.</text:span></text:p>
      <text:p text:style-name="Standard"/>
      <text:p text:style-name="Standard">(1) PG, int. noite, em uma estação vazia, aproxima-se um trem. A enorme máquina cruza rapidamente o plano da direita para esquerda, até terminar sua freada brusca. As portas do último vagão se abrem. O transporte está quase vazio. Na penúltima janela escora-se uma jovem de máscara e fones de ouvido que senta solitária em um dos últimos assentos. O trem aguarda por um tempo na estação e no fechar automático das portas, um homem sem máscara entra apressado e cambaleando, quase sem conseguir cruzá-las há tempo. As portas são completamente fechadas, cobrindo a imagem do homem. Ele ressurge no plano assim que o trem começa a movimentar-se novamente. O homem caminha em direção da mulher, enquanto o veículo anda na direção oposta, saindo do plano. Quanto mais perto o homem chega da jovem, mais rápido o trem se desloca, quando ele finalmente está se aproximando do assento da jovem, no terço esquerdo do plano, o trem saí do plano.</text:p>
      <text:p text:style-name="Standard">(2) CLOSE frontal, assustada a mulher observa o movimento do homem à sua frente. Seu olhar saí do corredor do trem e centraliza-se à cima , descendo conforme os movimentos do homem, até fixar-se um pouco abaixo de seu centro.</text:p>
      <text:p text:style-name="Standard">(3) CLOSE (SHOT REVERSE SHOT), em primeiro plano encontra-se a parte de trás da cabeça da jovem. Ao fundo vemos o homem sentado de costas para ela. O homem de repente desliza pelo banco, desaparecendo por detrás do encosto. A mulher leva as mão até ouvido e retira os fones (corte no mov.).</text:p>
      <text:p text:style-name="Standard">(4) <text:s/>COLSE frontal, (continuação do mov.) a mulher retira seus fones de ouvido e observa, atenta, ao redor. Seu olhar direciona-se para baixo, à sua direita.</text:p>
      <text:p text:style-name="Standard">(5) PD, com apenas parte das pernas e os pés para fora do banco, o homem permanece deitado imóvel. A câmera desloca-se dos pés do personagem para um liquido preto no chão.</text:p>
      <text:p text:style-name="Standard">(6) PM 3/4 lateral, no assento de trás, mostrando apenas dos ombros até um pouco abaixo dos joelhos, a mulher guarda seus fones na bolsa e se levanta. No banco da frente enxerga-se apenas um par de botas. A mulher contorna o homem deitado. <text:s/></text:p>
      <text:p text:style-name="Standard">(7) CLOSE, a mulher olha para baixo.</text:p>
      <text:p text:style-name="Standard">(8) PD, a câmera acompanha, por meio de um lento travelling, a trilha de liquido preto.</text:p>
      <text:p text:style-name="Standard">(9) CLOSE, a mulher vira-se para trás para conferir o homem.</text:p>
      <text:p text:style-name="Standard">(10) PD, pés do homem imóvel.</text:p>
      <text:p text:style-name="Standard">(11) CLOSE, voltando seu olhar do homem, a mulher olha novamente para baixo. (corte mais acelerado que o plano anterior).</text:p>
      <text:p text:style-name="Standard"><text:soft-page-break/>(12) PD, continuação do lento travelling de acompanhamento da trilha de liquido preto.(corte mais acelerado que o plano anterior).</text:p>
      <text:p text:style-name="Standard">(13) CLOSE, a mulher vira-se para trás para conferir o homem. (corte mais acelerado que o plano anterior).</text:p>
      <text:p text:style-name="Standard">(14) PD, pés do homem ainda imóvel. (corte mais acelerado que o plano anterior)</text:p>
      <text:p text:style-name="Standard">(15) CLOSE, voltando seu olhar do homem, a mulher olha novamente para baixo, enquanto avança pelo vagão. (corte mais acelerado que o plano anterior).</text:p>
      <text:p text:style-name="Standard">(16) PD, continuação do lento travelling de acompanhamento da trilha de liquido preto.(corte mais acelerado que o plano anterior).</text:p>
      <text:p text:style-name="Standard">(17) CLOSE (JUMP CUT), a mulher vira-se para trás para conferir o homem, enquanto avança pelo vagão. (corte mais acelerado que o plano anterior).</text:p>
      <text:p text:style-name="Standard">(18) CLOSE (JUMP CUT), voltando seu olhar do homem, a mulher olha novamente para baixo, enquanto avança pelo vagão. (corte mais acelerado que o plano anterior).</text:p>
      <text:p text:style-name="Standard">(19) CLOSE (JUMP CUT), a mulher vira-se para trás para conferir o homem, enquanto avança pelo vagão. (corte mais acelerado que o plano anterior).</text:p>
      <text:p text:style-name="Standard">(20) CLOSE, voltando seu olhar do homem, a mulher olha novamente para baixo, enquanto avança pelo vagão. (corte mais acelerado que o plano anterior).</text:p>
      <text:p text:style-name="Standard">(21) PD, continuação do lento travelling de acompanhamento da trilha de liquido preto.(corte mais acelerado que o plano anterior).</text:p>
      <text:p text:style-name="Standard">(22) CLOSE (JUMP CUT), a mulher vira-se para trás para conferir o homem, enquanto avança pelo vagão. (corte mais acelerado que o plano anterior).</text:p>
      <text:p text:style-name="Standard">(23) CLOSE (JUMP CUT), voltando seu olhar do homem, a mulher olha novamente para baixo, enquanto avança pelo vagão. (corte mais acelerado que o plano anterior).</text:p>
      <text:p text:style-name="Standard">(24) CLOSE, a mulher vira-se para trás para conferir o homem, enquanto avança pelo vagão. (corte mais acelerado que o plano anterior).</text:p>
      <text:p text:style-name="Standard">(25) PD, pés do homem ainda imóvel. (corte mais acelerado que o plano anterior)</text:p>
      <text:p text:style-name="Standard">(26) CLOSE, voltando seu olhar do homem, a mulher olha novamente para baixo, enquanto avança pelo vagão. (corte mais acelerado que o plano anterior).</text:p>
      <text:p text:style-name="Standard">(27) PD, continuação do lento travelling de acompanhamento da trilha de liquido preto.(corte mais acelerado que o plano anterior).</text:p>
      <text:p text:style-name="Standard">(28) CLOSE, a mulher vira-se para trás para conferir o homem, enquanto avança pelo vagão. (corte mais acelerado que o plano anterior).</text:p>
      <text:p text:style-name="Standard">(29) PD, pés do homem ainda imóvel. (corte mais acelerado que o plano anterior)</text:p>
      <text:p text:style-name="Standard"><text:soft-page-break/>(30) CLOSE, voltando seu olhar do homem, a mulher olha novamente para baixo, enquanto avança pelo vagão. (corte mais acelerado que o plano anterior).</text:p>
      <text:p text:style-name="Standard">(31) PD, o travelling continua até que chega na porta, que abre inesperadamente. Um som agudo é emitido de dentro do vagão.</text:p>
      <text:p text:style-name="Standard">(32) PD, com apenas os olhos a mostra, a jovem toma um susto ao ouvir o ruidoso som.</text:p>
      <text:p text:style-name="Standard">(33) PG, em primeiro plano encontra-se a mulher de corpo inteiro, de frente para a porta da estação aberta, abaixo de si está a trilha de liquido preto. Ao fundo se enxerga os pés do misterioso homem, deitado no assento do trem.</text:p>
      <text:p text:style-name="Standard">ALTO-FALANTE: "Próxima parada, São Leopoldo".</text:p>
      <text:p text:style-name="Standard">FIM.</text:p>
      <text:p text:style-name="Standard"><text:span text:style-name="T1">Eu escolhi a decupagem 1 por que gostei da ideia de quando mais <text:s/>perto o homem chega perto da jovem mais rápido o trem se deslo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modern" style:font-pitch="fixed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</meta:initial-creator>
    <dc:creator>Maria Cristina Feijo</dc:creator>
    <meta:editing-cycles>2</meta:editing-cycles>
    <meta:creation-date>2021-09-29T19:55:00</meta:creation-date>
    <dc:date>2021-09-29T19:55:00</dc:date>
    <meta:editing-duration>PT7S</meta:editing-duration>
    <meta:generator>OpenOffice/4.1.10$Win32 OpenOffice.org_project/4110m2$Build-9807</meta:generator>
    <meta:document-statistic meta:table-count="0" meta:image-count="0" meta:object-count="0" meta:page-count="4" meta:paragraph-count="46" meta:word-count="1282" meta:character-count="7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